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4.7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FreeSans" fo:font-size="10pt" style:font-size-asian="10pt" style:font-size-complex="10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use-window-font-color="true" style:font-name="FreeSans" fo:font-size="10pt" style:font-size-asian="10pt" style:font-size-complex="10pt"/>
    </style:style>
    <style:style style:name="ce18" style:family="table-cell" style:parent-style-name="Default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7" style:family="table-cell" style:parent-style-name="Default">
      <style:table-cell-properties fo:border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0" style:family="table-cell" style:parent-style-name="Default">
      <style:text-properties style:font-name="FreeSans"/>
      <style:map style:condition="cell-content()=&quot;&quot;" style:apply-style-name="Missing_5f_Value" style:base-cell-address="embedded_testbench.D2"/>
    </style:style>
    <style:style style:name="ce21" style:family="table-cell" style:parent-style-name="Default">
      <style:text-properties style:font-name="FreeSans"/>
    </style:style>
    <style:style style:name="ce29" style:family="table-cell" style:parent-style-name="Default">
      <style:table-cell-properties fo:background-color="transparent"/>
      <style:text-properties style:font-name="FreeSans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1" fo:font-size="10pt" style:font-size-asian="10pt" style:font-size-complex="10pt"/>
    </style:style>
    <style:style style:name="ce10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38">
      <style:text-properties style:font-name="FreeSans"/>
    </style:style>
    <style:style style:name="ce15" style:family="table-cell" style:parent-style-name="Default" style:data-style-name="N138">
      <style:text-properties style:font-name="FreeSans" fo:font-size="10pt" style:font-size-asian="10pt" style:font-size-complex="10pt"/>
    </style:style>
    <style:style style:name="ce27" style:family="table-cell" style:parent-style-name="Default" style:data-style-name="N138"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28" style:family="table-cell" style:parent-style-name="Default" style:data-style-name="N138">
      <style:text-properties style:font-name="FreeSans"/>
      <style:map style:condition="cell-content()=&quot;&quot;" style:apply-style-name="Missing_5f_Value" style:base-cell-address="embedded_testbench.D2"/>
    </style:style>
    <style:style style:name="ce13" style:family="table-cell" style:parent-style-name="Default" style:data-style-name="N138">
      <style:table-cell-properties fo:border="none"/>
      <style:text-properties style:font-name="FreeSans"/>
      <style:map style:condition="cell-content()=&quot;&quot;" style:apply-style-name="Missing_5f_Value" style:base-cell-address="embedded_testbench.D2"/>
    </style:style>
    <style:style style:name="ce14" style:family="table-cell" style:parent-style-name="Default" style:data-style-name="N138">
      <style:table-cell-properties fo:border-bottom="0.06pt solid #000000" fo:border-left="none" fo:border-right="none" fo:border-top="none"/>
      <style:text-properties style:font-name="FreeSans" fo:font-size="10pt" style:font-size-asian="10pt" style:font-size-complex="10pt"/>
      <style:map style:condition="cell-content()=&quot;&quot;" style:apply-style-name="Missing_5f_Value" style:base-cell-address="embedded_testbench.D2"/>
    </style:style>
    <style:style style:name="ce16" style:family="table-cell" style:parent-style-name="Default">
      <style:table-cell-properties fo:border="none"/>
      <style:text-properties style:font-name="FreeSans"/>
    </style:style>
  </office:automatic-styles>
  <office:body>
    <office:spreadsheet>
      <table:calculation-settings table:automatic-find-labels="false" table:use-regular-expressions="false" table:use-wildcards="true"/>
      <table:table table:name="embedded_testben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ist.</text:p>
          </table:table-cell>
          <table:table-cell table:style-name="ce10" office:value-type="string" calcext:value-type="string">
            <text:p>Price</text:p>
          </table:table-cell>
          <table:table-cell table:style-name="ce1" office:value-type="string" calcext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antalum_SMD:CP_EIA-7343-31_Kemet-D</text:p>
          </table:table-cell>
          <table:table-cell table:style-name="ce7" office:value-type="string" calcext:value-type="string">
            <text:p><text:a xlink:href="https://at.farnell.com/avx/tajd107k016snj/kondensator-100-f-16v-10/dp/2852741" xlink:type="simple">[Farnell]</text:a></text:p>
          </table:table-cell>
          <table:table-cell table:style-name="ce25" office:value-type="currency" office:currency="EUR" office:value="0.75" calcext:value-type="currency">
            <text:p>€ 0,750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3m5ractu/kondensator-0-01-f-50v-20-x7r/dp/2581043" xlink:type="simple">[Farnell]</text:a></text:p>
          </table:table-cell>
          <table:table-cell table:style-name="ce25" office:value-type="currency" office:currency="EUR" office:value="0.0227" calcext:value-type="currency">
            <text:p>€ 0,023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1206_3216Metric</text:p>
          </table:table-cell>
          <table:table-cell table:style-name="ce18" office:value-type="string" calcext:value-type="string">
            <text:p><text:a xlink:href="https://at.farnell.com/kemet/c1206c226m8ractu/kondensator-22-f-10v-20-x7r-1206/dp/2118135" xlink:type="simple">[Farnell]</text:a></text:p>
          </table:table-cell>
          <table:table-cell table:style-name="ce25" office:value-type="currency" office:currency="EUR" office:value="0.438" calcext:value-type="currency">
            <text:p>€ 0,438</text:p>
          </table:table-cell>
          <table:table-cell office:value-type="string" calcext:value-type="string">
            <text:p>Min. 5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1206_3216Metric</text:p>
          </table:table-cell>
          <table:table-cell table:style-name="ce20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style-name="ce18" office:value-type="string" calcext:value-type="string">
            <text:p><text:a xlink:href="https://at.farnell.com/kemet/c0603c104m5ractu/kondensator-0-1-f-50v-20-x7r-0603/dp/2581046" xlink:type="simple">[Farnell]</text:a></text:p>
          </table:table-cell>
          <table:table-cell table:style-name="ce25" office:value-type="currency" office:currency="EUR" office:value="0.0188" calcext:value-type="currency">
            <text:p>€ 0,019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SMD:C_0603_1608Metric</text:p>
          </table:table-cell>
          <table:table-cell table:style-name="ce20" office:value-type="string" calcext:value-type="string">
            <text:p><text:a xlink:href="https://at.farnell.com/kemet/c0603c470k5ractu/kondensator-47pf-50v-10-x7r-0603/dp/2819765" xlink:type="simple">[Farnell]</text:a></text:p>
          </table:table-cell>
          <table:table-cell table:style-name="ce25" office:value-type="currency" office:currency="EUR" office:value="0.111" calcext:value-type="currency">
            <text:p>€ 0,111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2V INPUT</text:p>
          </table:table-cell>
          <table:table-cell office:value-type="string" calcext:value-type="string">
            <text:p>Connector_BarrelJack:BarrelJack_Horizontal</text:p>
          </table:table-cell>
          <table:table-cell table:style-name="ce18"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table:style-name="ce25" office:value-type="currency" office:currency="EUR" office:value="1.53" calcext:value-type="currency">
            <text:p>€ 1,5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VOUT4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M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PI</text:p>
          </table:table-cell>
          <table:table-cell table:style-name="ce5" office:value-type="string" calcext:value-type="string">
            <text:p>Connector_PinHeader_2.54mm:PinHeader_1x06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6" office:value-type="currency" office:currency="EUR" office:value="0.189" calcext:value-type="currency">
            <text:p>€ 0,189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5V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3V3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GND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UART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OWI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AIN2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AIN3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HMS1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0</text:p>
          </table:table-cell>
          <table:table-cell office:value-type="string" calcext:value-type="string">
            <text:p>TWI1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1</text:p>
          </table:table-cell>
          <table:table-cell office:value-type="string" calcext:value-type="string">
            <text:p>TWI2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FDBK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table:style-name="ce18"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EXP</text:p>
          </table:table-cell>
          <table:table-cell table:style-name="ce5" office:value-type="string" calcext:value-type="string">
            <text:p>Connector_PinHeader_2.54mm:PinHeader_2x06_P2.54mm_Vertical</text:p>
          </table:table-cell>
          <table:table-cell table:style-name="ce18" office:value-type="string" calcext:value-type="string">
            <text:p><text:a xlink:href="https://at.farnell.com/amp-te-connectivity/1-825440-0/stiftleiste-2reihig-20pol/dp/3417827?st=stiftleiste" xlink:type="simple">[Farnell]</text:a></text:p>
          </table:table-cell>
          <table:table-cell office:value-type="currency" office:currency="EUR" office:value="2.3" calcext:value-type="currency">
            <text:p>€ 2,300</text:p>
          </table:table-cell>
          <table:table-cell office:value-type="string" calcext:value-type="string">
            <text:p>20 pins (12 neede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WSN_NODE</text:p>
          </table:table-cell>
          <table:table-cell table:style-name="ce5" office:value-type="string" calcext:value-type="string">
            <text:p>Connector_Dsub:DSUB-15-HD_Female_Horizontal_P2.29x1.98mm_EdgePinOffset8.35mm_Housed_MountingHolesOffset10.89mm</text:p>
          </table:table-cell>
          <table:table-cell table:style-name="ce18" office:value-type="string" calcext:value-type="string">
            <text:p><text:a xlink:href="https://at.farnell.com/amphenol/l77hde15sd1ch4r/hd-d-sub-buchse-15pos/dp/2401183?MER=sy-me-pd-mi-alte" xlink:type="simple">[Farnell]</text:a></text:p>
          </table:table-cell>
          <table:table-cell office:value-type="currency" office:currency="EUR" office:value="1.07" calcext:value-type="currency">
            <text:p>€ 1,07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MS2</text:p>
          </table:table-cell>
          <table:table-cell table:style-name="ce5" office:value-type="string" calcext:value-type="string">
            <text:p>Connector_PinHeader_2.54mm:PinHeader_1x02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2" office:value-type="currency" office:currency="EUR" office:value="0.063" calcext:value-type="currency">
            <text:p>€ 0,063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VOUT1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ARTS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TRLS</text:p>
          </table:table-cell>
          <table:table-cell table:style-name="ce5"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4" office:value-type="currency" office:currency="EUR" office:value="0.126" calcext:value-type="currency">
            <text:p>€ 0,126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VOUT2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VOUT3</text:p>
          </table:table-cell>
          <table:table-cell table:style-name="ce5" office:value-type="string" calcext:value-type="string">
            <text:p>TerminalBlock_Philmore:TerminalBlock_Philmore_TB132_1x02_P5.00mm_Horizontal</text:p>
          </table:table-cell>
          <table:table-cell office:value-type="string" calcext:value-type="string">
            <text:p><text:a xlink:href="https://at.farnell.com/camdenboss/ctb0700-2/terminalblock-pcb-2kont-5mm/dp/1717084" xlink:type="simple">[Farnell]</text:a></text:p>
          </table:table-cell>
          <table:table-cell office:value-type="currency" office:currency="EUR" office:value="1.53" calcext:value-type="currency">
            <text:p>€ 1,530</text:p>
          </table:table-cell>
          <table:table-cell office:value-type="string" calcext:value-type="string">
            <text:p>Min. 10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M1</text:p>
          </table:table-cell>
          <table:table-cell table:style-name="ce5" office:value-type="string" calcext:value-type="string">
            <text:p>Connector_PinHeader_2.54mm:PinHeader_1x03_P2.54mm_Vertical</text:p>
          </table:table-cell>
          <table:table-cell office:value-type="string" calcext:value-type="string">
            <text:p><text:a xlink:href="https://at.farnell.com/wurth-elektronik/61304011121/stiftleiste-2-54mm-tht-vertikal/dp/2356175?st=stiftleiste" xlink:type="simple">[Farnell]</text:a></text:p>
          </table:table-cell>
          <table:table-cell table:formula="of:=(1.26/40)*3" office:value-type="currency" office:currency="EUR" office:value="0.0945" calcext:value-type="currency">
            <text:p>€ 0,095</text:p>
          </table:table-cell>
          <table:table-cell office:value-type="string" calcext:value-type="string">
            <text:p>40 pins (50 needed → 2 pcs.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myfootprint:L_Bourns-SRN5040</text:p>
          </table:table-cell>
          <table:table-cell table:style-name="ce21" office:value-type="string" calcext:value-type="string">
            <text:p><text:a xlink:href="https://at.farnell.com/murata/gcm31cr71h225ka55l/kondensator-2-2-f-50v-10-x7r-1206/dp/2470443" xlink:type="simple">[Farnell]</text:a></text:p>
          </table:table-cell>
          <table:table-cell table:style-name="ce25" office:value-type="currency" office:currency="EUR" office:value="0.186" calcext:value-type="currency">
            <text:p>€ 0,18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K1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2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3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4</text:p>
          </table:table-cell>
          <table:table-cell office:value-type="string" calcext:value-type="string">
            <text:p>M2.5</text:p>
          </table:table-cell>
          <table:table-cell office:value-type="string" calcext:value-type="string">
            <text:p>MountingHole:MountingHole_2.7mm_M2.5</text:p>
          </table:table-cell>
          <table:table-cell table:style-name="ce18" office:value-type="string" calcext:value-type="string">
            <text:p>-</text:p>
          </table:table-cell>
          <table:table-cell office:value-type="currency" office:currency="EUR" office:value="0" calcext:value-type="currency">
            <text:p>€ 0,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RPi Header</text:p>
          </table:table-cell>
          <table:table-cell office:value-type="string" calcext:value-type="string">
            <text:p>Connector_PinSocket_2.54mm:PinSocket_2x20_P2.54mm_Vertical</text:p>
          </table:table-cell>
          <table:table-cell table:style-name="ce18" office:value-type="string" calcext:value-type="string">
            <text:p><text:a xlink:href="https://at.farnell.com/harwin/m20-6112045/buchse-pc-104-40kont/dp/1569232" xlink:type="simple">[Farnell]</text:a></text:p>
          </table:table-cell>
          <table:table-cell office:value-type="currency" office:currency="EUR" office:value="3.75" calcext:value-type="currency">
            <text:p>€ 3,750</text:p>
          </table:table-cell>
          <table:table-cell office:value-type="string" calcext:value-type="string">
            <text:p>mount on bott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table:style-name="ce18"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table:style-name="ce27"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<text:a xlink:href="https://at.farnell.com/nexperia/bss138bk-215/mosfet-n-kanal-60v-0-36a-sot23/dp/2053833?st=bss138" xlink:type="simple">[Farnell]</text:a></text:p>
          </table:table-cell>
          <table:table-cell office:value-type="currency" office:currency="EUR" office:value="0.275" calcext:value-type="currency">
            <text:p>€ 0,27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5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5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2k7l/dickschichtwiderstand-2k7-1-0/dp/3495256" xlink:type="simple">[Farnell]</text:a></text:p>
          </table:table-cell>
          <table:table-cell table:style-name="ce28" office:value-type="currency" office:currency="EUR" office:value="0.0181" calcext:value-type="currency">
            <text:p>€ 0,018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/ 0.1%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panasonic/era3aeb103v/metallsch-widerstand-10k-0-1-0/dp/1577619?st=chipwiderstand,%20oberflächenmontage,%2010%20kohm,%20±%200,1%25,%20100%20mw,%200603%20[metrisch%201608]" xlink:type="simple">[Farnell]</text:a></text:p>
          </table:table-cell>
          <table:table-cell table:style-name="ce28" office:value-type="currency" office:currency="EUR" office:value="0.256" calcext:value-type="currency">
            <text:p>€ 0,256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Resistor_SMD:R_2512_6332Metric</text:p>
          </table:table-cell>
          <table:table-cell table:style-name="ce7" office:value-type="string" calcext:value-type="string">
            <text:p><text:a xlink:href="https://at.farnell.com/yageo/pt2512fk-070r1l/widerstand-aec-q200-0r1-1-1w-2512/dp/3496999?st=pt2512fk" xlink:type="simple">[Farnell]</text:a></text:p>
          </table:table-cell>
          <table:table-cell table:style-name="ce13" office:value-type="currency" office:currency="EUR" office:value="0.488" calcext:value-type="currency">
            <text:p>€ 0,488</text:p>
          </table:table-cell>
          <table:table-cell table:style-name="ce16" office:value-type="string" calcext:value-type="string">
            <text:p>Min. 10 pcs.</text:p>
          </table:table-cell>
          <table:table-cell office:value-type="string" calcext:value-type="string">
            <text:p>Alt: <text:a xlink:href="https://www.mouser.at/ProductDetail/Microchip-Technology/MIC24045-EIYFL-TR/?qs=Vt59ZOdFuWaMfRtKJnrPbg%3D%3D" xlink:type="simple">[Mouser]</text:a></text:p>
          </table:table-cell>
          <table:table-cell table:style-name="ce15" office:value-type="currency" office:currency="EUR" office:value="2.05" calcext:value-type="currency">
            <text:p>€ 2,0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style-name="ce18" office:value-type="string" calcext:value-type="string">
            <text:p><text:a xlink:href="https://at.farnell.com/yageo/ac0603fr-0710kl/dickschichtwiderstand-10k-1-0/dp/3495224?st=widerstand%200603%2010k" xlink:type="simple">[Farnell]</text:a></text:p>
          </table:table-cell>
          <table:table-cell table:style-name="ce28" office:value-type="currency" office:currency="EUR" office:value="0.0224" calcext:value-type="currency">
            <text:p>€ 0,022</text:p>
          </table:table-cell>
          <table:table-cell office:value-type="string" calcext:value-type="string">
            <text:p>Min. 10 pc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DS1115IDGS</text:p>
          </table:table-cell>
          <table:table-cell office:value-type="string" calcext:value-type="string">
            <text:p>Package_SO:TSSOP-10_3x3mm_P0.5mm</text:p>
          </table:table-cell>
          <table:table-cell table:style-name="ce18" office:value-type="string" calcext:value-type="string">
            <text:p><text:a xlink:href="https://at.farnell.com/texas-instruments/ads1115idgsr/adc-16bit-860sps-i2c-vssop-10/dp/3116562?st=ads1115idgs" xlink:type="simple">[Farnell]</text:a></text:p>
          </table:table-cell>
          <table:table-cell table:style-name="ce27" office:value-type="currency" office:currency="EUR" office:value="5.15" calcext:value-type="currency">
            <text:p>€ 5,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: <text:a xlink:href="https://www.mouser.at/ProductDetail/Texas-Instruments/PCA9548APWR/?qs=dB0LedT%252BmmAWc5k7y2UrXA%3D%3D" xlink:type="simple">[Mouser]</text:a></text:p>
          </table:table-cell>
          <table:table-cell table:style-name="ce15" office:value-type="currency" office:currency="EUR" office:value="2.31" calcext:value-type="currency">
            <text:p>€ 2,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NA219</text:p>
          </table:table-cell>
          <table:table-cell office:value-type="string" calcext:value-type="string">
            <text:p>Package_TO_SOT_SMD:SOT-23-8</text:p>
          </table:table-cell>
          <table:table-cell table:style-name="ce18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27" office:value-type="currency" office:currency="EUR" office:value="2.34" calcext:value-type="currency">
            <text:p>€ 2,34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CA9548APW</text:p>
          </table:table-cell>
          <table:table-cell office:value-type="string" calcext:value-type="string">
            <text:p>Package_SO:TSSOP-24_4.4x7.8mm_P0.65mm</text:p>
          </table:table-cell>
          <table:table-cell table:style-name="ce29" office:value-type="string" calcext:value-type="string">
            <text:p><text:a xlink:href="https://at.farnell.com/nxp/pca9548apw-118/i2c-bus-switch-8-kan-le-5-5v-tssop/dp/2841042" xlink:type="simple">[Farnell]</text:a></text:p>
          </table:table-cell>
          <table:table-cell table:style-name="ce27" office:value-type="currency" office:currency="EUR" office:value="1.46" calcext:value-type="currency">
            <text:p>€ 1,46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IC24045</text:p>
          </table:table-cell>
          <table:table-cell office:value-type="string" calcext:value-type="string">
            <text:p>myfootprint:FQFN33-20LD-PL-1</text:p>
          </table:table-cell>
          <table:table-cell table:style-name="ce18" office:value-type="string" calcext:value-type="string">
            <text:p><text:a xlink:href="https://at.farnell.com/microchip/mic24045-2zyfl-tr/dc-dc-wandler-sync-buck-310khz/dp/2667213?st=mic24045" xlink:type="simple">[Farnell]</text:a></text:p>
          </table:table-cell>
          <table:table-cell table:style-name="ce27" office:value-type="currency" office:currency="EUR" office:value="1.83" calcext:value-type="currency">
            <text:p>€ 1,83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INA219</text:p>
          </table:table-cell>
          <table:table-cell table:style-name="ce3" office:value-type="string" calcext:value-type="string">
            <text:p>Package_TO_SOT_SMD:SOT-23-8</text:p>
          </table:table-cell>
          <table:table-cell table:style-name="ce9" office:value-type="string" calcext:value-type="string">
            <text:p><text:a xlink:href="https://at.farnell.com/texas-instruments/ina219aidcnr/current-power-monitor-120db-8sot23/dp/3118164?st=ina219" xlink:type="simple">[Farnell]</text:a></text:p>
          </table:table-cell>
          <table:table-cell table:style-name="ce14" office:value-type="currency" office:currency="EUR" office:value="2.34" calcext:value-type="currency">
            <text:p>€ 2,340</text:p>
          </table:table-cell>
          <table:table-cell table:style-name="ce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3" office:value-type="string" calcext:value-type="string">
            <text:p>Σ</text:p>
          </table:table-cell>
          <table:table-cell table:formula="of:=SUM([.E2:.E128])" office:value-type="currency" office:currency="EUR" office:value="57.8031" calcext:value-type="currency">
            <text:p>€ 57,803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embedded_testbench.D44:embedded_testbench.D58 embedded_testbench.D71:embedded_testbench.D79 embedded_testbench.E79:embedded_testbench.E79 embedded_testbench.E84:embedded_testbench.E128 embedded_testbench.D84:embedded_testbench.D122 embedded_testbench.D124:embedded_testbench.D128 embedded_testbench.D2:embedded_testbench.D42">
            <calcext:condition calcext:apply-style-name="Missing_Value" calcext:value="=&quot;&quot;" calcext:base-cell-address="embedded_testbench.D2"/>
          </calcext:conditional-format>
        </calcext:conditional-formats>
      </table:table>
      <table:named-expressions/>
      <table:database-ranges>
        <table:database-range table:name="__Anonymous_Sheet_DB__0" table:target-range-address="embedded_testbench.A1:embedded_testbench.F1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AR PL KaitiM GB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currency-style style:name="N134P0" style:volatile="true">
      <number:currency-symbol number:language="en" number:country="US">$</number:currency-symbol>
      <number:number number:decimal-places="2" number:min-decimal-places="2" number:min-integer-digits="0" number:grouping="true"/>
    </number:currency-style>
    <number:currency-style style:name="N13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0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de" number:country="AT">€</number:currency-symbol>
      <number:text> </number:text>
      <number:number number:decimal-places="3" number:min-decimal-places="3" number:min-integer-digits="1" number:grouping="true"/>
    </number:currency-style>
    <number:currency-style style:name="N138">
      <style:text-properties fo:color="#ff0000"/>
      <number:text>-</number:text>
      <number:currency-symbol number:language="de" number:country="AT">€</number:currency-symbol>
      <number:text> </number:text>
      <number:number number:decimal-places="3" number:min-decimal-places="3" number:min-integer-digits="1" number:grouping="true"/>
      <style:map style:condition="value()&gt;=0" style:apply-style-name="N13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Missing_5f_Value" style:display-name="Missing_Value" style:family="table-cell" style:parent-style-name="Default">
      <style:table-cell-properties fo:background-color="#ffa6a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.00.0000</text:date>, <text:time style:data-style-name="N2" text:time-value="14:17:25.457585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4T14:18:51.431971896</dc:date>
    <dc:creator>Dominik Widhalm</dc:creator>
    <meta:editing-duration>PT23M41S</meta:editing-duration>
    <meta:editing-cycles>49</meta:editing-cycles>
    <meta:generator>LibreOffice/7.1.1.2$Linux_X86_64 LibreOffice_project/fe0b08f4af1bacafe4c7ecc87ce55bb426164676</meta:generator>
    <meta:document-statistic meta:table-count="1" meta:cell-count="776" meta:object-count="0"/>
  </office:meta>
</office:document-meta>
</file>